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cf054" officeooo:paragraph-rsid="000cf054"/>
    </style:style>
    <style:style style:name="P2" style:family="paragraph" style:parent-style-name="Preformatted_20_Text">
      <style:text-properties officeooo:rsid="000e0a42" officeooo:paragraph-rsid="000e0a42"/>
    </style:style>
    <style:style style:name="P3" style:family="paragraph" style:parent-style-name="Preformatted_20_Text">
      <style:text-properties officeooo:rsid="000f60f0" officeooo:paragraph-rsid="000f60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lidation de formulaire</text:p>
      <text:p text:style-name="P1">TP1_PHP</text:p>
      <text:p text:style-name="P1">TP2_PHP</text:p>
      <text:p text:style-name="P1"/>
      <text:p text:style-name="P2">Les dates</text:p>
      <text:p text:style-name="P2">PHP parie9</text:p>
      <text:p text:style-name="P2"/>
      <text:p text:style-name="P3">Sessions, cookies</text:p>
      <text:p text:style-name="P3">PHP partie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7T10:35:28.447806560</dc:date>
    <meta:editing-duration>PT27M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3" meta:character-count="85" meta:non-whitespace-character-count="79"/>
  </office:meta>
</office:document-meta>
</file>